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3b2" officeooo:paragraph-rsid="001403b2"/>
    </style:style>
    <style:style style:name="T1" style:family="text">
      <style:text-properties officeooo:rsid="0015f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a <text:span text:style-name="T1">agai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6:47.926852665</meta:creation-date>
    <dc:date>2025-11-25T10:37:26.887893987</dc:date>
    <meta:editing-duration>PT4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